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ary M.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5, 1891</text:p>
      <text:p text:style-name="P5">Month<text:tab/><text:tab/><text:tab/><text:tab/><text:tab/><text:tab/>April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28 S. 22<text:span text:style-name="T2">nd</text:span><text:span text:style-name="T3"> </text:span><text:span text:style-name="T4">St./</text:span></text:p>
      <text:p text:style-name="P3"><text:span text:style-name="T4">Phila. April 25</text:span><text:span text:style-name="T2">th</text:span><text:span text:style-name="T4">,/</text:span></text:p>
      <text:p text:style-name="P3"><text:span text:style-name="T4">1891./</text:span></text:p>
      <text:p text:style-name="P2"><text:span text:style-name="T4">Dear D</text:span><text:span text:style-name="T3">r</text:span><text:span text:style-name="T4">. Morais,/</text:span></text:p>
      <text:p text:style-name="P2"><text:span text:style-name="T4"><text:tab/>The late Stephen/ S. Remak of this city be-/queathed to me the sum of/ One Hundred Dollars to be/ used for such benevolent/ objects as I may choose./</text:span></text:p>
      <text:p text:style-name="P2"><text:span text:style-name="T4"><text:tab/>After considering the various/ methods of employing the/ legacy, I believe that it/ may prove of service if/ devoted to the purchase/ of books for the use of/ the students of the Jewish/</text:span></text:p>
      <text:p text:style-name="P2"><text:span text:style-name="T4"/></text:p>
      <text:p text:style-name="P2"><text:span text:style-name="T4">[Page 2]</text:span></text:p>
      <text:p text:style-name="P2"><text:span text:style-name="T4">Theological Seminary in/ New York. <text:s/>I think/ that I am correct in sup-/posing that that Institu-/tion is national in its/ scope, receiving pupils/ from any part of the/ country?/</text:span></text:p>
      <text:p text:style-name="P2"><text:span text:style-name="T4"><text:tab/>I greatly desire that/ the name of Stephen S./ Remak shall be per-/manently attached to the/ </text:span><text:soft-page-break/><text:span text:style-name="T4">donation, &amp; therefore write/ to inquire if there is any/ reason why the Trustees &amp; Faculty/</text:span></text:p>
      <text:p text:style-name="P2"><text:span text:style-name="T4"/></text:p>
      <text:p text:style-name="P2"><text:span text:style-name="T4">[Page 3]</text:span></text:p>
      <text:p text:style-name="P2"><text:span text:style-name="T4">of the Seminary would ob-/ject to carrying out this/ wish? <text:s/>If not, I shall/ take pleasure in sending/ you the amount, to be ex-/pended for such books for/ the students as the Trustees &amp; Faculty/ shall deem most suitable,/ these books to be known &amp;/ conserved under the name/ of the "Stephen S. Remak/ Library"./</text:span></text:p>
      <text:p text:style-name="P2"><text:span text:style-name="T4"><text:tab/>A reply at your convenience/ will oblige/ Yours sincerely,/ Mary M. Coh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3:10:40.05</meta:creation-date>
    <meta:document-statistic meta:table-count="0" meta:image-count="0" meta:object-count="0" meta:page-count="3" meta:paragraph-count="73" meta:word-count="371" meta:character-count="2429"/>
    <dc:date>2011-11-23T13:16:18.27</dc:date>
    <dc:creator>Penn Libraries</dc:creator>
    <meta:editing-duration>PT00H05M38S</meta:editing-duration>
    <meta:editing-cycles>1</meta:editing-cycles>
    <meta:generator>OpenOffice.org/3.2$Win32 OpenOffice.org_project/320m12$Build-9483</meta:generator>
  </office:meta>
</office:document-meta>
</file>